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d3617" officeooo:paragraph-rsid="001d3617"/>
    </style:style>
    <style:style style:name="P2" style:family="paragraph" style:parent-style-name="Standard">
      <style:text-properties officeooo:rsid="001d3617" officeooo:paragraph-rsid="001d3617"/>
    </style:style>
    <style:style style:name="P3" style:family="paragraph" style:parent-style-name="Standard">
      <style:text-properties officeooo:rsid="001e87bf" officeooo:paragraph-rsid="001e87bf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. 1<text:span text:style-name="T1">st</text:span> statement will print s; 2<text:span text:style-name="T1">nd</text:span> will print t; and 3<text:span text:style-name="T1">rd</text:span> will print s.</text:p>
      <text:p text:style-name="P1"/>
      <text:p text:style-name="P1">2. the statement d.*p=75 will change I to 75</text:p>
      <text:p text:style-name="P1">3. <text:s/>we are converting char to double</text:p>
      <text:p text:style-name="P1"/>
      <text:p text:style-name="P1"/>
      <text:p text:style-name="P1">5. #include&lt;iostream&gt;</text:p>
      <text:p text:style-name="P1">using namespace std;</text:p>
      <text:p text:style-name="P1">int main(){</text:p>
      <text:p text:style-name="P1"><text:s/></text:p>
      <text:p text:style-name="P1"><text:s/>char s[10]="abcde";</text:p>
      <text:p text:style-name="P1"><text:s/>char *cptr;</text:p>
      <text:p text:style-name="P1"><text:s text:c="4"/>cptr=&amp;s[4];</text:p>
      <text:p text:style-name="P1"><text:s text:c="4"/>cout&lt;&lt;*cptr;</text:p>
      <text:p text:style-name="P1"><text:s/></text:p>
      <text:p text:style-name="P1"><text:s text:c="6"/>for(int m=3;m&gt;=0;m--){</text:p>
      <text:p text:style-name="P1"><text:s text:c="7"/>cout&lt;&lt;s[m]; <text:s text:c="5"/></text:p>
      <text:p text:style-name="P1"><text:s text:c="5"/>}</text:p>
      <text:p text:style-name="P1"><text:s text:c="2"/></text:p>
      <text:p text:style-name="P1"><text:s/>return 0;</text:p>
      <text:p text:style-name="P1">}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er </meta:initial-creator>
    <meta:creation-date>2018-11-10T08:43:54.109518439</meta:creation-date>
    <dc:date>2018-11-10T08:54:07.727211185</dc:date>
    <dc:creator>acer </dc:creator>
    <meta:editing-duration>PT6M37S</meta:editing-duration>
    <meta:editing-cycles>2</meta:editing-cycles>
    <meta:generator>LibreOffice/5.0.2.2$Linux_X86_64 LibreOffice_project/00m0$Build-2</meta:generator>
    <meta:document-statistic meta:table-count="0" meta:image-count="0" meta:object-count="0" meta:page-count="1" meta:paragraph-count="18" meta:word-count="52" meta:character-count="338" meta:non-whitespace-character-count="262"/>
  </office:meta>
</office:document-meta>
</file>